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588AE359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01cm" table:align="margins" fo:keep-with-next="always"/>
    </style:style>
    <style:style style:name="Table1.A" style:family="table-column">
      <style:table-column-properties style:column-width="15.501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5.501cm" table:align="margins" fo:keep-with-next="always"/>
    </style:style>
    <style:style style:name="Table2.A" style:family="table-column">
      <style:table-column-properties style:column-width="15.501cm" style:rel-column-width="65535*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eNagłówek1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eTekst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eKo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2pt" style:font-size-asian="10.5pt"/>
    </style:style>
    <style:style style:name="P6" style:family="paragraph" style:parent-style-name="eTekst1">
      <style:paragraph-properties fo:break-before="page"/>
    </style:style>
    <style:style style:name="P7" style:family="paragraph" style:parent-style-name="eTekst1" style:master-page-name="">
      <style:paragraph-properties fo:margin-left="0.019cm" fo:margin-right="0cm" fo:margin-top="0cm" fo:margin-bottom="0cm" fo:line-height="0.6cm" fo:text-indent="1.101cm" style:auto-text-indent="false" style:page-number="auto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eTekst1">
      <style:paragraph-properties fo:margin-left="0.019cm" fo:margin-right="0cm" fo:margin-top="0cm" fo:margin-bottom="0cm" fo:line-height="0.6cm" fo:text-indent="1.101cm" style:auto-text-indent="fals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eTekst1" style:list-style-name="L2"/>
    <style:style style:name="P10" style:family="paragraph" style:parent-style-name="eTekst1" style:list-style-name="L1">
      <style:paragraph-properties fo:margin-top="0cm" fo:margin-bottom="0cm" fo:line-height="0.6cm" style:shadow="none"/>
    </style:style>
    <style:style style:name="P11" style:family="paragraph" style:parent-style-name="eTekst1" style:list-style-name="L1">
      <style:paragraph-properties fo:margin-top="0cm" fo:margin-bottom="0cm" fo:line-height="0.6cm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eTekst1">
      <style:paragraph-properties fo:break-before="pag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355e00" fo:font-weight="bold" style:font-weight-asian="bold" style:font-weight-complex="bold"/>
    </style:style>
    <style:style style:name="T8" style:family="text">
      <style:text-properties fo:color="#00808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ext:p text:style-name="P2">Wprowadzenie do <text:span text:style-name="T3">BDD</text:span><text:line-break/>na przykładzie tandemu systemów <text:span text:style-name="T3">Rspec</text:span> i <text:span text:style-name="T3">Cucumber</text:span>.</text:p>
      <text:p text:style-name="P2"/>
      <text:p text:style-name="P7">By móc mówić o metodyce BDD należy najpierw zrozumieć i zdefiniować jej podstawowe terminy, określające trzy kroki konstrukcji całego testu behawioralnego:</text:p>
      <text:p text:style-name="P1"/>
      <text:list xml:id="list1017698123" text:style-name="L1">
        <text:list-item>
          <text:p text:style-name="P10">Nadrzędną strukturą testu jest <text:span text:style-name="T5">funkcjonalność</text:span><text:span text:style-name="T9"> (ang. </text:span><text:span text:style-name="T4">feature</text:span><text:span text:style-name="T9">).</text:span> Określa ona ogólne zadanie postawione przed testowanymi elementami. Funkcjonalność powinno się móc nazwać jednym słowem bądź wyrażeniem, jak „uwierzytelnianie”, bądź „zarządzanie obrazami w profilu”.</text:p>
        </text:list-item>
        <text:list-item>
          <text:p text:style-name="P10">Wewnątrz funkcjonalności definiujemy <text:span text:style-name="T5">scenariusze</text:span><text:span text:style-name="T9"> (ang. </text:span><text:span text:style-name="T4">scenario</text:span><text:span text:style-name="T9">)</text:span>. Powinny one przewidywać każdą praktycznie możliwą sytuację użycia funkcjonalności, zarówno poprawną, jak i wynikającą z ludzkiego błędu, czy chęci wymuszenia nieuprawnionego dostępu do zasobów aplikacji (np. atak typu <text:span text:style-name="T3">SQL injection</text:span>).</text:p>
        </text:list-item>
        <text:list-item>
          <text:p text:style-name="P10">Scenariusze składają się z <text:span text:style-name="T5">kroków</text:span> (ang <text:span text:style-name="T3">step</text:span>). Każdy krok powinien być w miarę możliwości atomowy (tzn. odnosić się do jednej logicznie wyodrębnionej cechy aplikacji w danym momencie). <text:span text:style-name="T1">Nieoficjalnie te trzy kroki (czy bardziej trzy „zestawy” kroków) określa się mianem </text:span><text:span text:style-name="T4">Given-When-Then</text:span><text:span text:style-name="T1"> (ang. mając [mając dane lub mając do dyspozycji – przyp. autora]; kiedy [podejmuję akcję – przyp. autora]; wtedy [spodziewaj się odpowiedzi – przyp. autora]), połączenia słów kluczowych, używanych do ich opisu w językach domenowych BDD, jak </text:span><text:span text:style-name="T4">Gherkin</text:span><text:span text:style-name="T1">. Gdybyśmy chcieli tym krokom nadać bardziej oficjalne nazwy, odwzorowujące ich obowiązki, moglibyśmy rozpisać je tak:</text:span></text:p>
          <text:list>
            <text:list-item>
              <text:p text:style-name="P11"><text:span text:style-name="T5">Warunki (początkowe)</text:span> – określają z jakiej perspektywy podchodzimy do scenariusza, kto jest podmiotem (nazywanym raczej „aktorem”) operacji i jakie ma uprawnienia. Jaki jest stan początkowy aplikacji, jakie dane są dostępne przed rozpoczęciem działania. Aktorem scenariusza może być użytkownik, bądź administrator aplikacji, ale również dowolny obiekt w programie, próbujący uzyskać dostęp do innego obiektu.</text:p>
            </text:list-item>
            <text:list-item>
              <text:p text:style-name="P11"><text:span text:style-name="T5">Akcja</text:span> – jakie działanie jest podejmowane przez aktora w scenariuszu. Akcja może być bardzo szczególna, jak np. naciśnięcie konkretnego klawisza w konsoli bankomatu, może być też ogólna, jak np. próba dokonania dowolnego zapisu w bazie danych.</text:p>
            </text:list-item>
            <text:list-item>
              <text:p text:style-name="P10"><text:span text:style-name="T2">Reakcja</text:span><text:span text:style-name="T1"> – jaka jest spodziewana odpowiedź systemu na podjętą akcję, jakie działania temu towarzyszą: czy odpowiedź jest sygnalizowana potwierdzeniem, milczącą akceptacją działania aktora, zwróceniem informacji o błędzie, czy wreszcie zwykłym cofnięciem akcji.</text:span></text:p>
            </text:list-item>
          </text:list>
        </text:list-item>
      </text:list>
      <text:p text:style-name="P1"/>
      <text:p text:style-name="P1"/>
      <text:p text:style-name="P1"><text:soft-page-break/>Jakakolwiek rozbieżność między odpowiedzią spodziewaną, a otrzymaną w wyniku przeprowadzonej symulacji scenariusza, jest oznaczana jako test niezaliczony. Tylko w wypadku stwierdzenia błędu w formule scenariusza możliwe jest jego poprawienie. Zgodnie z ideą BDD scenariusz niejako zastępuje dokumentację, nie powinien więc być modyfikowany w trakcie tworzenia i rozwijania aplikacji, konieczna jest zatem zmiana (refaktoryzacja) kodu źródłowego, na którym symulacje scenariusza bazują, tak, aby przy założonych warunkach początkowych, określona akcja zakończyła się odpowiednią reakcją systemu.</text:p>
      <text:p text:style-name="P1">Ogólny schemat postępowania podczas wytwarzania oprogramowania zgodnego z zadaną funkcjonalnością behawioralną przedstawia się za pomocą poniższego grafu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draw:frame draw:style-name="fr1" draw:name="graphics1" text:anchor-type="as-char" svg:width="15.307cm" svg:height="15.307cm" draw:z-index="0"><draw:image xlink:href="Pictures/1000020100000258000002588AE359AC.png" xlink:type="simple" xlink:show="embed" xlink:actuate="onLoad"/></draw:frame></text:p>
          </table:table-cell>
        </table:table-row>
      </table:table>
      <text:p text:style-name="rys.">rys. <text:sequence text:ref-name="refrys.0" text:name="rys." text:formula="ooow:rys.+1" style:num-format="1">1</text:sequence>: Schemat refaktoryzacji kodu zgodnie z opisem funkcjonalności w technologii BDD.</text:p>
      <text:p text:style-name="eTekst1"/>
      <text:p text:style-name="P6">Testujemy całość zadanej funkcjonalności, poprzez sprawdzanie poszczególnych scenariuszy:</text:p>
      <text:list xml:id="list1126092829" text:style-name="L2">
        <text:list-item>
          <text:p text:style-name="P9">Scenariusz poddajemy testowi; <text:span text:style-name="T6">jeżeli test wypadnie negatywnie</text:span> – a tak będzie w przypadku gdy kod aplikacji nie obsługuje, lub jest niezgodny z chociaż jednym krokiem tego scenariusza – rozpoczynamy testowanie poszczególnych kroków.</text:p>
        </text:list-item>
        <text:list-item>
          <text:p text:style-name="P9">Zakładamy, że <text:span text:style-name="T6">aplikacja nie jest zgodna z danym krokiem scenariusza</text:span>. Przystępujemy do refaktoryzacji kodu.</text:p>
        </text:list-item>
        <text:list-item>
          <text:p text:style-name="P9">Kod należy modyfikować tak długo, aż dany <text:span text:style-name="T7">krok scenariusza zostanie spełniony, a test wypadnie pomyślnie</text:span>.</text:p>
        </text:list-item>
        <text:list-item>
          <text:p text:style-name="P9">Jeżeli nie jest to ostatni krok scenariusza, <text:span text:style-name="T8">kontynuujemy refaktoryzację w następnym kroku</text:span>.</text:p>
        </text:list-item>
        <text:list-item>
          <text:p text:style-name="P9">Jeżeli był to ostatni krok scenariusza, to <text:span text:style-name="T7">całość jest zgodna z założeniami, a test wypadnie pomyślnie dla całego scenariusza</text:span>.</text:p>
        </text:list-item>
        <text:list-item>
          <text:p text:style-name="P9">Jeżeli nie był to ostatni scenariusz funkcjonalności <text:span text:style-name="T8">kontynuujemy refaktoryzację w następnym scenariuszu</text:span>.</text:p>
        </text:list-item>
        <text:list-item>
          <text:p text:style-name="P9">Jeżeli był to ostatni krok scenariusza, praca nad funkcjonalnością jest <text:span text:style-name="T5">zakończona</text:span>.<text:line-break/></text:p>
        </text:list-item>
      </text:list>
      <text:p text:style-name="eTekst1"><text:span text:style-name="T1">Testy zwyczajowo przeprowadzane są w testowym środowisku uruchomieniowym, co oznacza, że wszystkie zmiany i operacje są tymczasowe, bazy danych i pamięć programu są czyszczone po zakończeniu wszystkich symulacji, tak, by były przygotowane do przeprowadzenia kolejnych symulacji w takich samych, „sterylnych” warunkach. W przypadku aplikacji internetowej napisanej z użyciem frameworka </text:span><text:span text:style-name="T4">Ruby on Rails</text:span><text:span text:style-name="T1"> mamy domyślnie do dyspozycji trzy środowiska uruchomieniowe: testowe, rozwojowe i produkcyjne.</text:span></text:p>
      <text:p text:style-name="P3"/>
      <text:p text:style-name="eTekst1"><text:span text:style-name="T1"/></text:p>
      <text:p text:style-name="P6"><text:span text:style-name="T1">Rozumienie terminologii i stosowanie się do odpowiedniej składni jest wymogiem, do którego dostosować się muszą wszyscy uczestniczący w tworzeniu scenariuszy, to główny powód dla którego praktyka stojąca za metodologią BDD została uproszczona do niezbędnego minimum. W przypadku zastosowania platformy </text:span><text:span text:style-name="T4">Ruby on Rails</text:span><text:span text:style-name="T1"> i systemów Rspec i Cucumber istnieje oczywiście konieczność stosowania składni języka </text:span><text:span text:style-name="T4">Gherkin</text:span><text:span text:style-name="T1">:</text:span></text:p>
      <text:p text:style-name="eTekst1"><text:span text:style-name="T1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eKod"># language: en</text:p>
            <text:p text:style-name="eKod">Feature: Addition</text:p>
            <text:p text:style-name="eKod"><text:s text:c="2"/>In order to avoid silly mistakes</text:p>
            <text:p text:style-name="eKod"><text:s text:c="2"/>As a math idiot </text:p>
            <text:p text:style-name="eKod"><text:s text:c="2"/>I want to be told the sum of two numbers</text:p>
            <text:p text:style-name="eKod"></text:p>
            <text:p text:style-name="eKod"><text:s text:c="2"/>Scenario Outline: Add two numbers</text:p>
            <text:p text:style-name="eKod"><text:s text:c="4"/>Given I have entered &lt;input_1&gt; into the calculator</text:p>
            <text:p text:style-name="eKod"><text:s text:c="4"/>And I have entered &lt;input_2&gt; into the calculator</text:p>
            <text:p text:style-name="eKod"><text:s text:c="4"/>When I press &lt;button&gt;</text:p>
            <text:p text:style-name="eKod"><text:s text:c="4"/>Then the result should be &lt;output&gt; on the screen</text:p>
            <text:p text:style-name="eKod"></text:p>
            <text:p text:style-name="eKod"><text:s text:c="2"/>Examples:</text:p>
            <text:p text:style-name="eKod"><text:s text:c="4"/>| input_1 | input_2 | button | output |</text:p>
            <text:p text:style-name="eKod"><text:s text:c="4"/>| 20 <text:s text:c="5"/>| 30 <text:s text:c="5"/>| add <text:s text:c="3"/>| 50 <text:s text:c="4"/>|</text:p>
            <text:p text:style-name="eKod"><text:s text:c="4"/>| 2 <text:s text:c="6"/>| 5 <text:s text:c="6"/>| add <text:s text:c="3"/>| 7 <text:s text:c="5"/>|</text:p>
            <text:p text:style-name="eKod"><text:s text:c="4"/>| 0 <text:s text:c="6"/>| 40 <text:s text:c="5"/>| add <text:s text:c="3"/>| 40 <text:s text:c="4"/>|</text:p>
          </table:table-cell>
        </table:table-row>
      </table:table>
      <text:p text:style-name="rys.">rys. <text:sequence text:ref-name="refrys.1" text:name="rys." text:formula="ooow:rys.+1" style:num-format="1">2</text:sequence>: Przykładowy kod funkcjonalności w języku Gherkin, w angielskiej lokalizacji</text:p>
      <text:p text:style-name="eTekst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Monaco_Linux" svg:font-family="Monaco_Linux" style:font-adornments="Regular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eTekst1" style:family="paragraph" style:parent-style-name="Standard" style:auto-update="true" style:class="text" style:master-page-name="">
      <style:paragraph-properties fo:margin-left="0.019cm" fo:margin-right="0cm" fo:margin-top="0cm" fo:margin-bottom="0cm" fo:line-height="0.6cm" fo:text-align="start" style:justify-single-word="false" fo:text-indent="1.101cm" style:auto-text-indent="false" style:page-number="auto" style:shadow="none"/>
      <style:text-properties style:font-name="Times New Roman1" fo:font-size="12pt" style:font-size-asian="10.5pt"/>
    </style:style>
    <style:style style:name="eNagłówek1" style:family="paragraph" style:parent-style-name="Header" style:class="text" style:master-page-name="">
      <style:paragraph-properties fo:text-align="center" style:justify-single-word="false" style:page-number="auto"/>
      <style:text-properties fo:font-size="14pt" fo:font-weight="bold"/>
    </style:style>
    <style:style style:name="eTekst2" style:family="paragraph" style:parent-style-name="eTekst1" style:master-page-name="">
      <style:paragraph-properties fo:margin-left="0cm" fo:margin-right="0cm" fo:margin-top="0cm" fo:margin-bottom="0cm" fo:text-align="end" style:justify-single-word="false" fo:text-indent="0cm" style:auto-text-indent="false" style:page-number="auto"/>
      <style:text-properties fo:font-size="9pt" style:font-size-asian="10.5pt"/>
    </style:style>
    <style:style style:name="Footnote" style:family="paragraph" style:parent-style-name="Standard" style:auto-update="true" style:class="extra" style:master-page-name="">
      <style:paragraph-properties fo:margin-left="0.499cm" fo:margin-right="0cm" fo:margin-top="0.101cm" fo:margin-bottom="0.101cm" fo:text-indent="-0.499cm" style:auto-text-indent="false" style:page-number="auto" text:number-lines="false" text:line-number="0"/>
      <style:text-properties style:font-name="Trebuchet MS" fo:font-size="8pt" style:font-size-asian="10pt" style:font-size-complex="10pt"/>
    </style:style>
    <style:style style:name="eLista1" style:family="paragraph" style:parent-style-name="eTekst1" style:class="list" style:master-page-name="">
      <style:paragraph-properties fo:margin-top="0.101cm" fo:margin-bottom="0.101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DejaVu Sans Mono" fo:font-size="10pt" style:font-size-asian="10.5pt"/>
    </style:style>
    <style:style style:name="eKod" style:family="paragraph" style:master-page-name="">
      <style:paragraph-properties fo:margin-left="0.199cm" fo:margin-right="0cm" fo:text-indent="0.199cm" style:auto-text-indent="false" style:page-number="auto" fo:background-color="transparent" style:shadow="none">
        <style:tab-stops/>
        <style:background-image/>
      </style:paragraph-properties>
      <style:text-properties style:font-name="Monaco_Linux" fo:font-size="8pt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rys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Polecenie_5f_inline" style:display-name="ePolecenie_inline" style:family="text">
      <style:text-properties style:font-name="Monaco_Linux" fo:font-size="8pt" style:font-size-asian="10.5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kod_5f_komentarz" style:display-name="kod_komentarz" style:family="text" style:parent-style-name="ePolecenie_5f_inline">
      <style:text-properties fo:color="#666666" style:font-size-asian="10.5pt"/>
    </style:style>
    <style:style style:name="kod_5f_czerw" style:display-name="kod_czerw" style:family="text" style:parent-style-name="kod_5f_komentarz">
      <style:text-properties fo:color="#c90016" style:font-size-asian="10.5pt"/>
    </style:style>
    <style:style style:name="kod_5f_ziel" style:display-name="kod_ziel" style:family="text" style:parent-style-name="kod_5f_czerw">
      <style:text-properties fo:color="#355e00" style:font-size-asian="10.5pt"/>
    </style:style>
    <style:style style:name="kod_5f_nieb" style:display-name="kod_nieb" style:family="text" style:parent-style-name="kod_5f_ziel">
      <style:text-properties fo:color="#0066c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88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/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Żuchowski</meta:initial-creator>
    <meta:creation-date>2011-03-14T20:23:32</meta:creation-date>
    <dc:date>2011-10-10T00:47:14</dc:date>
    <dc:creator>Jakub Żuchowski</dc:creator>
    <meta:editing-duration>P6DT10H11M32S</meta:editing-duration>
    <meta:editing-cycles>338</meta:editing-cycles>
    <meta:generator>LibreOffice/3.3$Linux LibreOffice_project/330m19$Build-202</meta:generator>
    <meta:document-statistic meta:table-count="2" meta:image-count="1" meta:object-count="0" meta:page-count="4" meta:paragraph-count="41" meta:word-count="779" meta:character-count="5666"/>
  </office:meta>
</office:document-meta>
</file>